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4a788"/>
    </style:style>
    <style:style style:name="T1" style:family="text">
      <style:text-properties officeooo:rsid="0014a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e: </text:span><text:a xlink:type="simple" xlink:href="py3o://function=%22format_datetime(date_obj)%22" text:style-name="Internet_20_link" text:visited-style-name="Visited_20_Internet_20_Link"><text:span text:style-name="T1">function="format_datetime(date_obj)"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5-11-10T16:50:42.281541058</meta:creation-date>
    <dc:date>2018-11-30T14:34:15.342483251</dc:date>
    <dc:creator>Houzéfa Abbasbhay</dc:creator>
    <meta:editing-duration>PT1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42" meta:non-whitespace-character-count="41"/>
  </office:meta>
</office:document-meta>
</file>